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5e78a" officeooo:paragraph-rsid="0005e78a"/>
    </style:style>
    <style:style style:name="T1" style:family="text">
      <style:text-properties officeooo:rsid="00072d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os los gráficos, podemos sacar diversas conclusiones, empezando por el primero, podemos observar que “Corta por Lozano” es el programa que mas veces fue “tildado” como favorito, aunque no por una gran diferencia, ya que la misma es de 1 comparado con nadie dice nada y gelatina. El segundo gráfico “Segmento favorito de hoy”, en esta encuesta podemos observar que la mayoría voto “cocina”, por lo que podría ser una gran idea empezar a implementar mas cosas de este estilo a la plataforma como por ejemplo recetas, videos tutoriales, etc; y si en lugar de cocina fuese otro segmento, podemos aplicar las mismas ideas anteriores pero adaptadas el respectivo segmento. El gráfico de torta se pueden observar todas las categorías registradas en la base de datos, aunque en este caso específico hay porciones iguales (equitativas) para todas las categorías de comunidades, algo que indica que cualquier tipo de público puede interesarse por nuestra página y atraer distinto público. Por último, los dos gráficos finales, “Cantidad de publicaciones por programa”, muestra de maneras distintas, que “Corta por Lozano” nuevamente es el primero en estos datos, indicando que hay una mayor actividad por parte de este programa, explicando muy probablemente porque es el programa con mayor cantidad de favoritos, es decir, los resultados del gráfico anterior. Podemos concluir finalmente en que los programas con mayor participación, parecen tener mayor cantidad de audiencia al marcar como favoritos (es decir los usuarios los marcan), también, podemos pensar en implementar más funciones y/o incentivar a las personas a publicar cosas relacionadas con los segmentos favoritos de los usuarios que participaron de encuestas, <text:span text:style-name="T1">haciendo que estén más activos para participar activam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08:27:51.505401674</meta:creation-date>
    <dc:date>2025-11-20T08:44:06.103690330</dc:date>
    <meta:editing-duration>PT4M30S</meta:editing-duration>
    <meta:editing-cycles>1</meta:editing-cycles>
    <meta:document-statistic meta:table-count="0" meta:image-count="0" meta:object-count="0" meta:page-count="1" meta:paragraph-count="1" meta:word-count="275" meta:character-count="1777" meta:non-whitespace-character-count="1503"/>
    <meta:generator>LibreOffice/24.2.7.2$Linux_X86_64 LibreOffice_project/420$Build-2</meta:generator>
  </office:meta>
</office:document-meta>
</file>